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2.2398in"/>
    </style:style>
    <style:style style:name="co3" style:family="table-column">
      <style:table-column-properties fo:break-before="auto" style:column-width="2.731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 tableooo:tab-color="#0000ff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84d1" style:text-align-source="fix" style:repeat-content="false"/>
      <style:paragraph-properties fo:text-align="center" fo:margin-left="0in"/>
      <style:text-properties style:use-window-font-color="true" style:text-outline="false" style:text-line-through-style="n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size-complex="5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138in solid #000000" fo:background-color="#83caff" style:text-align-source="fix" style:repeat-content="false" fo:border-left="0.0154in double #000000" style:border-line-width-left="0.0008in 0.0138in 0.0008in" fo:border-right="none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154in double #000000" style:border-line-width-left="0.0008in 0.0138in 0.0008in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fo:border-left="0.0154in double #000000" style:border-line-width-left="0.0008in 0.0138in 0.0008in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37">
      <style:table-cell-properties fo:background-color="#0084d1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order-bottom="0.0138in solid #000000" fo:background-color="#83caff" style:text-align-source="fix" style:repeat-content="false" fo:border-left="0.0008in solid #000000" fo:border-right="none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154in double #000000" style:border-line-width-bottom="0.0008in 0.0138in 0.0008in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3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43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138in solid #000000" fo:background-color="#83ca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5.12.16" table:style-name="ta1" table:print="false">
        <table:table-column table:style-name="co1" table:default-cell-style-name="ce6"/>
        <table:table-column table:style-name="co1" table:number-columns-repeated="2" table:default-cell-style-name="ce13"/>
        <table:table-column table:style-name="co2" table:default-cell-style-name="ce13"/>
        <table:table-column table:style-name="co3" table:default-cell-style-name="ce19"/>
        <table:table-column table:style-name="co4" table:number-columns-repeated="2" table:default-cell-style-name="Default"/>
        <table:table-row table:style-name="ro1">
          <table:table-cell table:style-name="ce1" office:value-type="string" table:number-columns-spanned="5" table:number-rows-spanned="1">
            <text:p>Call Log- Elizabeth </text:p>
          </table:table-cell>
          <table:covered-table-cell table:number-columns-repeated="4" table:style-name="ce9"/>
          <table:table-cell table:number-columns-repeated="2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10" office:value-type="date" office:date-value="2016-05-12">
            <text:p>05/12/16</text:p>
          </table:table-cell>
          <table:table-cell table:style-name="Default" table:number-columns-repeated="3"/>
          <table:table-cell table:number-columns-repeated="2"/>
        </table:table-row>
        <table:table-row table:style-name="ro3">
          <table:table-cell table:style-name="Default" table:number-columns-repeated="5"/>
          <table:table-cell table:number-columns-repeated="2"/>
        </table:table-row>
        <table:table-row table:style-name="ro4">
          <table:table-cell table:style-name="ce3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4" office:value-type="string">
            <text:p>Name </text:p>
          </table:table-cell>
          <table:table-cell table:style-name="ce11" office:value-type="string">
            <text:p>Phone Number</text:p>
          </table:table-cell>
          <table:table-cell table:style-name="ce11" office:value-type="string">
            <text:p>Time of Call</text:p>
          </table:table-cell>
          <table:table-cell table:style-name="ce11" office:value-type="string">
            <text:p>Purpose of Call</text:p>
          </table:table-cell>
          <table:table-cell table:style-name="ce17" office:value-type="string">
            <text:p>Results</text:p>
          </table:table-cell>
          <table:table-cell table:number-columns-repeated="2"/>
        </table:table-row>
        <table:table-row table:style-name="ro4">
          <table:table-cell table:style-name="ce5" office:value-type="string">
            <text:p>Ruth Bolish </text:p>
          </table:table-cell>
          <table:table-cell table:style-name="ce12" office:value-type="string">
            <text:p>(570)636-3556</text:p>
          </table:table-cell>
          <table:table-cell table:style-name="ce15" office:value-type="time" office:time-value="PT09H14M00S">
            <text:p>09:14:00 AM</text:p>
          </table:table-cell>
          <table:table-cell table:style-name="ce12" office:value-type="string">
            <text:p>She had canceled all her policies a few months ago and did not know she still had Insure HC active. She wants it canceled and a refund. </text:p>
          </table:table-cell>
          <table:table-cell table:style-name="ce18" office:value-type="string">
            <text:p>I let her know she will be canceled out by today and that we cannot refund her. </text:p>
          </table:table-cell>
          <table:table-cell office:value-type="string">
            <text:p><text:s/></text:p>
          </table:table-cell>
          <table:table-cell/>
        </table:table-row>
        <table:table-row table:style-name="ro4">
          <table:table-cell office:value-type="string">
            <text:p>Cooper's Gramdmother</text:p>
          </table:table-cell>
          <table:table-cell office:value-type="string">
            <text:p>(405)3709319</text:p>
          </table:table-cell>
          <table:table-cell table:style-name="ce16" office:value-type="time" office:time-value="PT09H41M00S">
            <text:p>09:41:00 AM</text:p>
          </table:table-cell>
          <table:table-cell office:value-type="string">
            <text:p>His Grandmother called to get him health insurance</text:p>
          </table:table-cell>
          <table:table-cell office:value-type="string">
            <text:p><text:s/>I gave the lead to Kasey</text:p>
          </table:table-cell>
          <table:table-cell office:value-type="string">
            <text:p><text:s/></text:p>
          </table:table-cell>
          <table:table-cell/>
        </table:table-row>
        <table:table-row table:style-name="ro4">
          <table:table-cell/>
          <table:table-cell office:value-type="string">
            <text:p>(901)2164804</text:p>
          </table:table-cell>
          <table:table-cell table:style-name="ce16" office:value-type="time" office:time-value="PT10H08M00S">
            <text:p>10:08:00 AM</text:p>
          </table:table-cell>
          <table:table-cell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office:value-type="string">
            <text:p>Henderson</text:p>
          </table:table-cell>
          <table:table-cell office:value-type="string">
            <text:p>(225)3153912</text:p>
          </table:table-cell>
          <table:table-cell table:style-name="ce16" office:value-type="time" office:time-value="PT10H41M00S">
            <text:p>10:41:00 AM</text:p>
          </table:table-cell>
          <table:table-cell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office:value-type="string">
            <text:p>Ashley George </text:p>
          </table:table-cell>
          <table:table-cell office:value-type="string">
            <text:p>(570)3823384</text:p>
          </table:table-cell>
          <table:table-cell table:style-name="ce16" office:value-type="time" office:time-value="PT11H03M00S">
            <text:p>11:03:00 AM</text:p>
          </table:table-cell>
          <table:table-cell table:style-name="Default" office:value-type="string">
            <text:p>She wanted to number to her major medical</text:p>
          </table:table-cell>
          <table:table-cell table:style-name="Default" office:value-type="string">
            <text:p>I provided her with the number </text:p>
          </table:table-cell>
          <table:table-cell office:value-type="string">
            <text:p><text:s/>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Toni Bowser</text:p>
          </table:table-cell>
          <table:table-cell office:value-type="string">
            <text:p>(405)3709319</text:p>
          </table:table-cell>
          <table:table-cell table:style-name="ce16" office:value-type="time" office:time-value="PT11H08M00S">
            <text:p>11:08:00 AM</text:p>
          </table:table-cell>
          <table:table-cell office:value-type="string">
            <text:p>He called to update his income</text:p>
          </table:table-cell>
          <table:table-cell office:value-type="string">
            <text:p>I updated the application </text:p>
          </table:table-cell>
          <table:table-cell office:value-type="string">
            <text:p><text:s/></text:p>
          </table:table-cell>
          <table:table-cell/>
        </table:table-row>
        <table:table-row table:style-name="ro4">
          <table:table-cell/>
          <table:table-cell office:value-type="string">
            <text:p>(952)2770189</text:p>
          </table:table-cell>
          <table:table-cell table:style-name="ce16" office:value-type="time" office:time-value="PT11H23M00S">
            <text:p>11:23:00 AM</text:p>
          </table:table-cell>
          <table:table-cell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office:value-type="string">
            <text:p>Blake Pelmon</text:p>
          </table:table-cell>
          <table:table-cell office:value-type="string">
            <text:p>(909)7148782</text:p>
          </table:table-cell>
          <table:table-cell table:style-name="ce16" office:value-type="time" office:time-value="PT11H38M00S">
            <text:p>11:38:00 AM</text:p>
          </table:table-cell>
          <table:table-cell office:value-type="string">
            <text:p>He wanted to talk to a manger about the commission checks <text:s/></text:p>
          </table:table-cell>
          <table:table-cell office:value-type="string">
            <text:p>I told him to try again next week because TJ said the will be paid out soon </text:p>
          </table:table-cell>
          <table:table-cell office:value-type="string">
            <text:p><text:s/></text:p>
          </table:table-cell>
          <table:table-cell/>
        </table:table-row>
        <table:table-row table:style-name="ro4">
          <table:table-cell/>
          <table:table-cell office:value-type="string">
            <text:p>(313)8984945</text:p>
          </table:table-cell>
          <table:table-cell table:style-name="ce16" office:value-type="time" office:time-value="PT12H03M00S">
            <text:p>12:03:00 PM</text:p>
          </table:table-cell>
          <table:table-cell table:number-columns-repeated="4"/>
        </table:table-row>
        <table:table-row table:style-name="ro4">
          <table:table-cell office:value-type="string">
            <text:p>James Bowser</text:p>
          </table:table-cell>
          <table:table-cell office:value-type="string">
            <text:p>(405)3709319</text:p>
          </table:table-cell>
          <table:table-cell table:style-name="ce16" office:value-type="time" office:time-value="PT12H17M00S">
            <text:p>12:17:00 PM</text:p>
          </table:table-cell>
          <table:table-cell office:value-type="string">
            <text:p>Outbound call</text:p>
          </table:table-cell>
          <table:table-cell office:value-type="string">
            <text:p>I informed him about his major medical new payment </text:p>
          </table:table-cell>
          <table:table-cell office:value-type="string">
            <text:p><text:s/></text:p>
          </table:table-cell>
          <table:table-cell/>
        </table:table-row>
        <table:table-row table:style-name="ro4">
          <table:table-cell office:value-type="string">
            <text:p>Gloria Feagin</text:p>
          </table:table-cell>
          <table:table-cell office:value-type="string">
            <text:p>(219)3597919</text:p>
          </table:table-cell>
          <table:table-cell table:style-name="ce16" office:value-type="time" office:time-value="PT12H35M00S">
            <text:p>12:35:00 PM</text:p>
          </table:table-cell>
          <table:table-cell office:value-type="string">
            <text:p>She wanted to talk to Richard about her dental plan</text:p>
          </table:table-cell>
          <table:table-cell office:value-type="string">
            <text:p>I gave her the number to assurant for her dental</text:p>
          </table:table-cell>
          <table:table-cell office:value-type="string">
            <text:p><text:s/></text:p>
          </table:table-cell>
          <table:table-cell/>
        </table:table-row>
        <table:table-row table:style-name="ro4">
          <table:table-cell office:value-type="string">
            <text:p>Gustavo Vaquera</text:p>
          </table:table-cell>
          <table:table-cell office:value-type="string">
            <text:p>(806)4711089</text:p>
          </table:table-cell>
          <table:table-cell table:style-name="ce16" office:value-type="time" office:time-value="PT12H45M00S">
            <text:p>12:45:00 PM</text:p>
          </table:table-cell>
          <table:table-cell office:value-type="string">
            <text:p>He wanted to know about his dental plan</text:p>
          </table:table-cell>
          <table:table-cell office:value-type="string">
            <text:p>I gave him the number to assurant</text:p>
          </table:table-cell>
          <table:table-cell table:number-columns-repeated="2"/>
        </table:table-row>
        <table:table-row table:style-name="ro4">
          <table:table-cell office:value-type="string">
            <text:p>Ashley Sanchez</text:p>
          </table:table-cell>
          <table:table-cell office:value-type="string">
            <text:p>(832)8924001</text:p>
          </table:table-cell>
          <table:table-cell table:style-name="ce16" office:value-type="time" office:time-value="PT02H27M00S">
            <text:p>02:27:00 AM</text:p>
          </table:table-cell>
          <table:table-cell office:value-type="string">
            <text:p>He wanted to know about the 9.99 charge on his acc</text:p>
          </table:table-cell>
          <table:table-cell office:value-type="string">
            <text:p>I gave him the information about IHC and let him know I was going to email him a welcome letter &amp; Card. </text:p>
          </table:table-cell>
          <table:table-cell office:value-type="string">
            <text:p><text:s/></text:p>
          </table:table-cell>
          <table:table-cell/>
        </table:table-row>
        <table:table-row table:style-name="ro4">
          <table:table-cell office:value-type="string">
            <text:p>Patricia Murphy-Vlasak </text:p>
          </table:table-cell>
          <table:table-cell office:value-type="string">
            <text:p>(314)7537956</text:p>
          </table:table-cell>
          <table:table-cell table:style-name="ce16" office:value-type="time" office:time-value="PT14H53M00S">
            <text:p>02:53:00 PM</text:p>
          </table:table-cell>
          <table:table-cell office:value-type="string">
            <text:p>She had canceled all her policies a few months ago and did not know she still had Insure HC active. She wants it canceled and a refund. </text:p>
          </table:table-cell>
          <table:table-cell office:value-type="string">
            <text:p>I let her know she will be canceled out by today and that we cannot refund her. </text:p>
          </table:table-cell>
          <table:table-cell office:value-type="string">
            <text:p><text:s/></text:p>
          </table:table-cell>
          <table:table-cell/>
        </table:table-row>
        <table:table-row table:style-name="ro4">
          <table:table-cell table:style-name="ce7" office:value-type="string">
            <text:p><text:a xlink:href="http://agents.ebrokercenter.com/#lead/edit/20151210150951-TVP9pgLl-WYAV7MPI">Constance Fiske</text:a> </text:p>
          </table:table-cell>
          <table:table-cell office:value-type="string">
            <text:p>(262)3841305</text:p>
          </table:table-cell>
          <table:table-cell table:style-name="ce16" office:value-type="time" office:time-value="PT16H20M00S">
            <text:p>04:20:00 PM</text:p>
          </table:table-cell>
          <table:table-cell office:value-type="string">
            <text:p>She was never enrolled in to any <text:s/>major medical but was still billed for the supplements. She wants the 9.99 cancelledq</text:p>
          </table:table-cell>
          <table:table-cell office:value-type="string">
            <text:p>I canceled her IHC </text:p>
          </table:table-cell>
          <table:table-cell office:value-type="string">
            <text:p><text:s/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>
            <text:p><text:s/>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<text:s/>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<text:s/></text:p>
          </table:table-cell>
          <table:table-cell/>
        </table:table-row>
        <table:table-row table:style-name="ro4" table:number-rows-repeated="22">
          <table:table-cell table:number-columns-repeated="7"/>
        </table:table-row>
        <table:table-row table:style-name="ro4">
          <table:table-cell table:style-name="ce8"/>
          <table:table-cell table:style-name="ce14" table:number-columns-repeated="3"/>
          <table:table-cell table:style-name="ce20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5/12/2016</text:date>, <text:time>16:2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09:37:44.45</meta:creation-date>
    <dc:date>2016-05-12T16:26:46.65</dc:date>
    <meta:editing-duration>PT7H34M41S</meta:editing-duration>
    <meta:editing-cycles>3</meta:editing-cycles>
    <meta:generator>OpenOffice/4.1.1$Win32 OpenOffice.org_project/411m6$Build-9775</meta:generator>
    <meta:document-statistic meta:table-count="1" meta:cell-count="131" meta:object-count="0"/>
  </office:meta>
</office:document-meta>
</file>